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0.453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0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4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linzertorte 23cm</text:p>
          </table:table-cell>
          <table:table-cell table:style-name="Default" office:value-type="string" calcext:value-type="string">
            <text:p>20cm</text:p>
          </table:table-cell>
          <table:table-cell table:style-name="Default" table:number-columns-repeated="2"/>
          <table:table-cell table:style-name="Default" office:value-type="string" calcext:value-type="string">
            <text:p>pate brisé</text:p>
          </table:table-cell>
          <table:table-cell table:style-name="Default"/>
          <table:table-cell table:style-name="Default" office:value-type="string" calcext:value-type="string">
            <text:p>pate sucré</text:p>
          </table:table-cell>
          <table:table-cell table:style-name="Default" table:number-columns-repeated="2"/>
          <table:table-cell table:style-name="Default" office:value-type="string" calcext:value-type="string">
            <text:p>mercotte 22cm</text:p>
          </table:table-cell>
          <table:table-cell table:style-name="Default" office:value-type="string" calcext:value-type="string">
            <text:p>20cm</text:p>
          </table:table-cell>
          <table:table-cell table:style-name="ce3" office:value-type="string" calcext:value-type="string">
            <text:p>moi</text:p>
          </table:table-cell>
          <table:table-cell office:value-type="string" calcext:value-type="string">
            <text:p>mercotte abricot</text:p>
          </table:table-cell>
          <table:table-cell/>
          <table:table-cell office:value-type="string" calcext:value-type="string">
            <text:p>http://www.danube-culture.org/la-tarte-de-linz/</text:p>
          </table:table-cell>
          <table:table-cell table:number-columns-repeated="2"/>
          <table:table-cell office:value-type="string" calcext:value-type="string">
            <text:p>https://archive.wikiwix.com/cache/index2.php?url=https%3A%2F%2Ffrance3-regions.francetvinfo.fr%2Fgrand-est%2Femissions%2Fgueter-emission-culinaire-itinerante-en-dialecte-et-sous-titree%2Frecette-tarte-alsacienne-la-confiture-de-framboises-linzer-torte.html#federation=archive.wikiwix.com&amp;tab=url</text:p>
          </table:table-cell>
          <table:table-cell office:value-type="string" calcext:value-type="string">
            <text:p>20cm</text:p>
          </table:table-cell>
          <table:table-cell/>
          <table:table-cell office:value-type="string" calcext:value-type="string">
            <text:p>https://www.lesdessertsdestephanie.be/linzertorte-de-christophe-felder/</text:p>
          </table:table-cell>
          <table:table-cell/>
          <table:table-cell office:value-type="string" calcext:value-type="string">
            <text:p>https://latelierdelapatisserie.com/recette-tarte-linzer/</text:p>
          </table:table-cell>
          <table:table-cell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200" calcext:value-type="float">
            <text:p>200</text:p>
          </table:table-cell>
          <table:table-cell table:formula="of:=[.B2]*[.$C$14]/[.$C$13]" office:value-type="float" office:value="151.228733459357" calcext:value-type="float">
            <text:p>151</text:p>
          </table:table-cell>
          <table:table-cell table:formula="of:=[.C2]+[.C3]" office:value-type="float" office:value="264.650283553875" calcext:value-type="float">
            <text:p>26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D2]" office:value-type="float" office:value="264.65028355387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table:formula="of:=[.H2]*[.I$14]/[.I$13]" office:value-type="float" office:value="320.570678937734" calcext:value-type="float">
            <text:p>321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2]*[.$C$14]/[.$C$13]" office:value-type="float" office:value="189.035916824197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[.S2]*[.T$14]/[.T$13]" office:value-type="float" office:value="277.777777777778" calcext:value-type="float">
            <text:p>278</text:p>
          </table:table-cell>
          <table:table-cell table:style-name="ce1"/>
          <table:table-cell table:style-name="ce1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mande</text:p>
          </table:table-cell>
          <table:table-cell office:value-type="float" office:value="150" calcext:value-type="float">
            <text:p>150</text:p>
          </table:table-cell>
          <table:table-cell table:formula="of:=[.B3]*[.$C$14]/[.$C$13]" office:value-type="float" office:value="113.421550094518" calcext:value-type="float">
            <text:p>113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style-name="ce1" table:formula="of:=[.S3]*[.T$14]/[.T$13]" office:value-type="float" office:value="41.6666666666667" calcext:value-type="float">
            <text:p>42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isette</text:p>
          </table:table-cell>
          <table:table-cell office:value-type="float" office:value="60" calcext:value-type="float">
            <text:p>60</text:p>
          </table:table-cell>
          <table:table-cell table:formula="of:=[.B4]*[.$C$14]/[.$C$13]" office:value-type="float" office:value="45.3686200378072" calcext:value-type="float">
            <text:p>45</text:p>
          </table:table-cell>
          <table:table-cell table:formula="of:=[.C4]" office:value-type="float" office:value="45.3686200378072" calcext:value-type="float">
            <text:p>45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table:formula="of:=[.K4]*[.$C$14]/[.$C$13]" office:value-type="float" office:value="94.5179584120983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P4]*[.Q$2]/[.P$2]" office:value-type="float" office:value="114" calcext:value-type="float">
            <text:p>114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acao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K5]*[.$C$14]/[.$C$13]" office:value-type="float" office:value="7.56143667296787" calcext:value-type="float">
            <text:p>8</text:p>
          </table:table-cell>
          <table:table-cell table:formula="of:=[.L5]" office:value-type="float" office:value="7.56143667296787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S5]*[.T$14]/[.T$13]" office:value-type="float" office:value="6.94444444444444" calcext:value-type="float">
            <text:p>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ure chimique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K6]*[.$C$14]/[.$C$13]" office:value-type="float" office:value="5.29300567107751" calcext:value-type="float">
            <text:p>5</text:p>
          </table:table-cell>
          <table:table-cell office:value-type="string" calcext:value-type="string">
            <text:p>½ ca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" table:formula="of:=[.S6]*[.T$14]/[.T$13]" office:value-type="float" office:value="3.47222222222222" calcext:value-type="float">
            <text:p>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175" calcext:value-type="float">
            <text:p>175</text:p>
          </table:table-cell>
          <table:table-cell table:formula="of:=[.B7]*[.$C$14]/[.$C$13]" office:value-type="float" office:value="132.325141776938" calcext:value-type="float">
            <text:p>132</text:p>
          </table:table-cell>
          <table:table-cell table:formula="of:=[.C7]" office:value-type="float" office:value="132.325141776938" calcext:value-type="float">
            <text:p>13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7]*[.G$2]/[.F$2]" office:value-type="float" office:value="94.5179584120983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[.H7]*[.I$14]/[.I$13]" office:value-type="float" office:value="112.199737628207" calcext:value-type="float">
            <text:p>11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7]*[.$C$14]/[.$C$13]" office:value-type="float" office:value="68.052930056710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P7]*[.Q$2]/[.P$2]" office:value-type="float" office:value="190" calcext:value-type="float">
            <text:p>19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[.S7]*[.T$14]/[.T$13]" office:value-type="float" office:value="138.888888888889" calcext:value-type="float">
            <text:p>139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20" calcext:value-type="float">
            <text:p>120</text:p>
          </table:table-cell>
          <table:table-cell table:formula="of:=[.B8]*[.$C$14]/[.$C$13]" office:value-type="float" office:value="90.7372400756144" calcext:value-type="float">
            <text:p>91</text:p>
          </table:table-cell>
          <table:table-cell table:formula="of:=[.C8]" office:value-type="float" office:value="90.7372400756144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H8]*[.I$14]/[.I$13]" office:value-type="float" office:value="48.0856018406601" calcext:value-type="float">
            <text:p>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8]*[.$C$14]/[.$C$13]" office:value-type="float" office:value="75.6143667296787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P8]*[.Q$2]/[.P$2]" office:value-type="float" office:value="114" calcext:value-type="float">
            <text:p>11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[.S8]*[.T$14]/[.T$13]" office:value-type="float" office:value="138.888888888889" calcext:value-type="float">
            <text:p>139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cre vanillé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K9]*[.$C$14]/[.$C$13]" office:value-type="float" office:value="7.56143667296787" calcext:value-type="float">
            <text:p>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euf</text:p>
          </table:table-cell>
          <table:table-cell office:value-type="float" office:value="20" calcext:value-type="float">
            <text:p>20</text:p>
          </table:table-cell>
          <table:table-cell table:formula="of:=[.B10]*[.$C$14]/[.$C$13]" office:value-type="float" office:value="15.1228733459357" calcext:value-type="float">
            <text:p>15</text:p>
          </table:table-cell>
          <table:table-cell table:formula="of:=[.C10]" office:value-type="float" office:value="15.1228733459357" calcext:value-type="float">
            <text:p>1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H10]*[.I$14]/[.I$13]" office:value-type="float" office:value="80.1426697344335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10]*[.$C$14]/[.$C$13]" office:value-type="float" office:value="75.6143667296787" calcext:value-type="float">
            <text:p>76</text:p>
          </table:table-cell>
          <table:table-cell table:formula="of:=[.L10]" office:value-type="float" office:value="75.6143667296787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P10]*[.Q$2]/[.P$2]" office:value-type="float" office:value="53.2" calcext:value-type="float">
            <text:p>53.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" table:formula="of:=[.S10]*[.T$14]/[.T$13]" office:value-type="float" office:value="83.3333333333333" calcext:value-type="float">
            <text:p>83</text:p>
          </table:table-cell>
          <table:table-cell table:style-name="ce1"/>
          <table:table-cell table:style-name="ce1" office:value-type="float" office:value="110" calcext:value-type="float">
            <text:p>1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F11]*[.G$2]/[.F$2]" office:value-type="float" office:value="75.6143667296787" calcext:value-type="float">
            <text:p>76</text:p>
          </table:table-cell>
          <table:table-cell table:number-columns-repeated="1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3" calcext:value-type="float">
            <text:p>23</text:p>
          </table:table-cell>
          <table:table-cell table:formula="of:=PI()*([.B13]/2)^2*2" office:value-type="float" office:value="830.9512568745" calcext:value-type="float">
            <text:p>831</text:p>
          </table:table-cell>
          <table:table-cell table:number-columns-repeated="4"/>
          <table:table-cell office:value-type="string" calcext:value-type="string">
            <text:p>14*14</text:p>
          </table:table-cell>
          <table:table-cell table:formula="of:=14*14" office:value-type="float" office:value="196" calcext:value-type="float">
            <text:p>196</text:p>
          </table:table-cell>
          <table:table-cell table:number-columns-repeated="9"/>
          <table:table-cell table:style-name="ce1" office:value-type="float" office:value="24" calcext:value-type="float">
            <text:p>24</text:p>
          </table:table-cell>
          <table:table-cell table:style-name="ce1" table:formula="of:=PI()*([.S13]/2)^2*2" office:value-type="float" office:value="904.77868423386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0" calcext:value-type="float">
            <text:p>20</text:p>
          </table:table-cell>
          <table:table-cell table:formula="of:=PI()*([.B14]/2)^2*2" office:value-type="float" office:value="628.318530717959" calcext:value-type="float">
            <text:p>6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PI()*(20/2)^2*2" office:value-type="float" office:value="628.318530717959" calcext:value-type="float">
            <text:p>628</text:p>
          </table:table-cell>
          <table:table-cell table:number-columns-repeated="9"/>
          <table:table-cell table:style-name="ce1" office:value-type="float" office:value="20" calcext:value-type="float">
            <text:p>20</text:p>
          </table:table-cell>
          <table:table-cell table:style-name="ce1" table:formula="of:=PI()*([.S14]/2)^2*2" office:value-type="float" office:value="628.318530717959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ur</text:p>
          </table:table-cell>
          <table:table-cell table:number-columns-repeated="20"/>
          <table:table-cell office:value-type="string" calcext:value-type="string">
            <text:p>christophe fe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cremer beurre</text:p>
          </table:table-cell>
          <table:table-cell table:number-columns-repeated="3"/>
          <table:table-cell office:value-type="string" calcext:value-type="string">
            <text:p>sablé</text:p>
          </table:table-cell>
          <table:table-cell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crémé</text:p>
          </table:table-cell>
          <table:table-cell/>
          <table:table-cell office:value-type="string" calcext:value-type="string">
            <text:p>cremé</text:p>
          </table:table-cell>
          <table:table-cell office:value-type="string" calcext:value-type="string">
            <text:p>gateau</text:p>
          </table:table-cell>
          <table:table-cell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% beurre / farine</text:p>
          </table:table-cell>
          <table:table-cell table:style-name="Default"/>
          <table:table-cell table:style-name="ce2" table:formula="of:=[.D7]/SUM([.D2:.D5])" office:value-type="percentage" office:value="0.426829268292683" calcext:value-type="percentage">
            <text:p>43%</text:p>
          </table:table-cell>
          <table:table-cell table:style-name="ce2" table:number-columns-repeated="2"/>
          <table:table-cell table:style-name="ce2" table:formula="of:=[.G7]/SUM([.G2:.G5])" office:value-type="percentage" office:value="0.357142857142857" calcext:value-type="percentage">
            <text:p>36%</text:p>
          </table:table-cell>
          <table:table-cell table:style-name="ce2"/>
          <table:table-cell table:style-name="ce2" table:formula="of:=[.I7]/SUM([.I2:.I5])" office:value-type="percentage" office:value="0.35" calcext:value-type="percentage">
            <text:p>35%</text:p>
          </table:table-cell>
          <table:table-cell table:style-name="ce2" table:number-columns-repeated="2"/>
          <table:table-cell table:style-name="ce2" table:formula="of:=[.L7]/SUM([.L2:.L5])" office:value-type="percentage" office:value="0.233766233766234" calcext:value-type="percentage">
            <text:p>23%</text:p>
          </table:table-cell>
          <table:table-cell table:style-name="ce5" table:formula="of:=[.M7]/SUM([.M2:.M5])" office:value-type="percentage" office:value="0.242364080635308" calcext:value-type="percentage">
            <text:p>24%</text:p>
          </table:table-cell>
          <table:table-cell table:style-name="ce2" table:formula="of:=[.N7]/SUM([.N2:.N5])" office:value-type="percentage" office:value="0.428571428571429" calcext:value-type="percentage">
            <text:p>43%</text:p>
          </table:table-cell>
          <table:table-cell table:style-name="ce2"/>
          <table:table-cell/>
          <table:table-cell table:style-name="ce2" table:formula="of:=[.Q7]/SUM([.Q2:.Q5])" office:value-type="percentage" office:value="0.625" calcext:value-type="percentage">
            <text:p>63%</text:p>
          </table:table-cell>
          <table:table-cell table:number-columns-repeated="2"/>
          <table:table-cell table:style-name="ce2" table:formula="of:=[.T7]/SUM([.T2:.T5])" office:value-type="percentage" office:value="0.425531914893617" calcext:value-type="percentage">
            <text:p>43%</text:p>
          </table:table-cell>
          <table:table-cell/>
          <table:table-cell table:style-name="ce2" table:formula="of:=[.V7]/SUM([.V2:.V5])" office:value-type="percentage" office:value="0.384615384615385" calcext:value-type="percentage">
            <text:p>38%</text:p>
          </table:table-cell>
          <table:table-cell/>
          <table:table-cell table:style-name="ce2" table:formula="of:=[.X7]/SUM([.X2:.X5])" office:value-type="percentage" office:value="0.666666666666667" calcext:value-type="percentage">
            <text:p>67%</text:p>
          </table:table-cell>
          <table:table-cell table:style-name="ce2" table:formula="of:=[.Y7]/SUM([.Y2:.Y5])" office:value-type="percentage" office:value="0.6" calcext:value-type="percentage">
            <text:p>60%</text:p>
          </table:table-cell>
        </table:table-row>
        <table:table-row table:style-name="ro1">
          <table:table-cell/>
          <table:table-cell office:value-type="string" calcext:value-type="string">
            <text:p>% liq / farine</text:p>
          </table:table-cell>
          <table:table-cell/>
          <table:table-cell table:style-name="ce2" table:formula="of:=SUM([.D10:.D11])/SUM([.D2:.D5])" office:value-type="percentage" office:value="0.048780487804878" calcext:value-type="percentage">
            <text:p>5%</text:p>
          </table:table-cell>
          <table:table-cell table:style-name="ce2" table:number-columns-repeated="2"/>
          <table:table-cell table:style-name="ce2" table:formula="of:=SUM([.G10:.G11])/SUM([.G2:.G5])" office:value-type="percentage" office:value="0.285714285714286" calcext:value-type="percentage">
            <text:p>29%</text:p>
          </table:table-cell>
          <table:table-cell table:style-name="ce2"/>
          <table:table-cell table:style-name="ce2" table:formula="of:=SUM([.I10:.I11])/SUM([.I2:.I5])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2" table:formula="of:=SUM([.L10:.L11])/SUM([.L2:.L5])" office:value-type="percentage" office:value="0.25974025974026" calcext:value-type="percentage">
            <text:p>26%</text:p>
          </table:table-cell>
          <table:table-cell table:style-name="ce5" table:formula="of:=SUM([.M10:.M11])/SUM([.M2:.M5])" office:value-type="percentage" office:value="0.30543677458766" calcext:value-type="percentage">
            <text:p>31%</text:p>
          </table:table-cell>
          <table:table-cell table:style-name="ce2" table:formula="of:=SUM([.N10:.N11])/SUM([.N2:.N5])" office:value-type="percentage" office:value="0.285714285714286" calcext:value-type="percentage">
            <text:p>29%</text:p>
          </table:table-cell>
          <table:table-cell table:style-name="ce2"/>
          <table:table-cell/>
          <table:table-cell table:style-name="ce2" table:formula="of:=SUM([.Q10:.Q11])/SUM([.Q2:.Q5])" office:value-type="percentage" office:value="0.175" calcext:value-type="percentage">
            <text:p>18%</text:p>
          </table:table-cell>
          <table:table-cell table:number-columns-repeated="2"/>
          <table:table-cell table:style-name="ce2" table:formula="of:=SUM([.T10:.T11])/SUM([.T2:.T5])" office:value-type="percentage" office:value="0.25531914893617" calcext:value-type="percentage">
            <text:p>26%</text:p>
          </table:table-cell>
          <table:table-cell/>
          <table:table-cell table:style-name="ce2" table:formula="of:=SUM([.V10:.V11])/SUM([.V2:.V5])" office:value-type="percentage" office:value="0.338461538461538" calcext:value-type="percentage">
            <text:p>34%</text:p>
          </table:table-cell>
          <table:table-cell/>
          <table:table-cell table:style-name="ce2" table:formula="of:=SUM([.X10:.X11])/SUM([.X2:.X5])" office:value-type="percentage" office:value="0.183333333333333" calcext:value-type="percentage">
            <text:p>18%</text:p>
          </table:table-cell>
          <table:table-cell table:style-name="ce2" table:formula="of:=SUM([.Y10:.Y11])/SUM([.Y2:.Y5])" office:value-type="percentage" office:value="0.2" calcext:value-type="percentage">
            <text:p>20%</text:p>
          </table:table-cell>
        </table:table-row>
        <table:table-row table:style-name="ro1">
          <table:table-cell/>
          <table:table-cell office:value-type="string" calcext:value-type="string">
            <text:p>% noix / solide</text:p>
          </table:table-cell>
          <table:table-cell/>
          <table:table-cell table:style-name="ce2" table:formula="of:=SUM([.D3:.D4])/SUM([.D2:.D6])" office:value-type="percentage" office:value="0.146341463414634" calcext:value-type="percentage">
            <text:p>15%</text:p>
          </table:table-cell>
          <table:table-cell table:style-name="ce2" table:number-columns-repeated="7"/>
          <table:table-cell table:style-name="ce2" table:formula="of:=SUM([.L3:.L4])/SUM([.L2:.L6])" office:value-type="percentage" office:value="0.318877551020408" calcext:value-type="percentage">
            <text:p>32%</text:p>
          </table:table-cell>
          <table:table-cell table:style-name="ce5" table:formula="of:=SUM([.M3:.M4])/SUM([.M2:.M6])" office:value-type="percentage" office:value="0.20197006719609" calcext:value-type="percentage">
            <text:p>20%</text:p>
          </table:table-cell>
          <table:table-cell table:style-name="ce2" table:formula="of:=SUM([.N3:.N4])/SUM([.N2:.N6])" office:value-type="percentage" office:value="0.277777777777778" calcext:value-type="percentage">
            <text:p>28%</text:p>
          </table:table-cell>
          <table:table-cell table:style-name="ce2" table:number-columns-repeated="2"/>
          <table:table-cell table:style-name="ce2" table:formula="of:=SUM([.Q3:.Q4])/SUM([.Q2:.Q6])" office:value-type="percentage" office:value="0.375" calcext:value-type="percentage">
            <text:p>38%</text:p>
          </table:table-cell>
          <table:table-cell table:style-name="ce2" table:number-columns-repeated="2"/>
          <table:table-cell table:style-name="ce2" table:formula="of:=SUM([.T3:.T4])/SUM([.T2:.T6])" office:value-type="percentage" office:value="0.126315789473684" calcext:value-type="percentage">
            <text:p>13%</text:p>
          </table:table-cell>
          <table:table-cell table:style-name="ce2"/>
          <table:table-cell table:style-name="ce2" table:formula="of:=SUM([.V3:.V4])/SUM([.V2:.V6])" office:value-type="percentage" office:value="0.195195195195195" calcext:value-type="percentage">
            <text:p>2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 sucre / solide</text:p>
          </table:table-cell>
          <table:table-cell/>
          <table:table-cell table:style-name="ce2" table:formula="of:=SUM([.D8:.D9])/SUM([.D2:.D6])" office:value-type="percentage" office:value="0.292682926829268" calcext:value-type="percentage">
            <text:p>29%</text:p>
          </table:table-cell>
          <table:table-cell table:style-name="ce2" table:number-columns-repeated="4"/>
          <table:table-cell table:style-name="ce2" table:formula="of:=SUM([.I8:.I9])/SUM([.I2:.I6])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2" table:formula="of:=SUM([.L8:.L9])/SUM([.L2:.L6])" office:value-type="percentage" office:value="0.280612244897959" calcext:value-type="percentage">
            <text:p>28%</text:p>
          </table:table-cell>
          <table:table-cell table:style-name="ce5" table:formula="of:=SUM([.M8:.M9])/SUM([.M2:.M6])" office:value-type="percentage" office:value="0.20197006719609" calcext:value-type="percentage">
            <text:p>20%</text:p>
          </table:table-cell>
          <table:table-cell table:style-name="ce2" table:formula="of:=SUM([.N8:.N9])/SUM([.N2:.N6])" office:value-type="percentage" office:value="0.416666666666667" calcext:value-type="percentage">
            <text:p>42%</text:p>
          </table:table-cell>
          <table:table-cell table:style-name="ce2" table:number-columns-repeated="2"/>
          <table:table-cell table:style-name="ce2" table:formula="of:=SUM([.Q8:.Q9])/SUM([.Q2:.Q6])" office:value-type="percentage" office:value="0.375" calcext:value-type="percentage">
            <text:p>38%</text:p>
          </table:table-cell>
          <table:table-cell table:style-name="ce2" table:number-columns-repeated="2"/>
          <table:table-cell table:style-name="ce2" table:formula="of:=SUM([.T8:.T9])/SUM([.T2:.T6])" office:value-type="percentage" office:value="0.421052631578947" calcext:value-type="percentage">
            <text:p>42%</text:p>
          </table:table-cell>
          <table:table-cell table:style-name="ce2"/>
          <table:table-cell table:style-name="ce2" table:formula="of:=SUM([.V8:.V9])/SUM([.V2:.V6])" office:value-type="percentage" office:value="0.375375375375375" calcext:value-type="percentage">
            <text:p>38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9"/>
          <table:table-cell table:style-name="ce5"/>
          <table:table-cell table:style-name="ce2" table:number-columns-repeated="9"/>
          <table:table-cell table:number-columns-repeated="3"/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 table:number-rows-repeated="8">
          <table:table-cell table:number-columns-repeated="12"/>
          <table:table-cell table:style-name="ce1"/>
          <table:table-cell table:number-columns-repeated="12"/>
        </table:table-row>
        <table:table-row table:style-name="ro1">
          <table:table-cell table:number-columns-repeated="12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3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15:48.802010329</meta:creation-date>
    <dc:date>2025-01-05T18:31:42.122102198</dc:date>
    <meta:editing-duration>PT4H45M50S</meta:editing-duration>
    <meta:editing-cycles>18</meta:editing-cycles>
    <meta:generator>LibreOffice/7.3.7.2$Linux_X86_64 LibreOffice_project/30$Build-2</meta:generator>
    <meta:document-statistic meta:table-count="1" meta:cell-count="194" meta:object-count="0"/>
  </office:meta>
</office:document-meta>
</file>